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5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6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5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7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7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9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7" office:value-type="string">
            <text:p>Thực tế</text:p>
          </table:table-cell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7"/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s/><text:a xlink:href="python://line.prodlot_id%20and%20line.prodlot_id.name%20or%20''" xlink:type="simple">lo</text:a> 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33" office:value-type="string">
            <text:p><text:a xlink:href="python://line.price_unit or 0" xlink:type="simple">don gia</text:a></text:p>
          </table:table-cell>
          <table:table-cell table:style-name="ce36" office:value-type="string">
            <text:p><text:a xlink:href="python://get_tax_amount(line%20or%20False)" xlink:type="simple">get_tax_amount</text:a></text:p>
          </table:table-cell>
          <table:table-cell table:style-name="ce36" office:value-type="string">
            <text:p><text:a xlink:href="python://line.price_subtotal + get_tax_amount(line or False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8"/>
          <table:table-cell table:style-name="ce8"/>
          <table:table-cell table:style-name="ce33"/>
          <table:table-cell table:style-name="ce36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7"/>
          <table:table-cell table:style-name="ce38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9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1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30" office:value-type="string" table:number-columns-spanned="6" table:number-rows-spanned="1">
            <text:p>ĐẠI DIỆN BÊN NHẬN HÀNG</text:p>
          </table:table-cell>
          <table:covered-table-cell table:number-columns-repeated="5" table:style-name="ce32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4" office:value-type="string">
            <text:p>Thủ Kho</text:p>
          </table:table-cell>
          <table:table-cell table:style-name="ce13" table:number-columns-repeated="3"/>
          <table:table-cell table:style-name="ce34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4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5T15:11:14</dc:date>
    <meta:generator>LibreOffice/3.5$Linux_x86 LibreOffice_project/350m1$Build-2</meta:generator>
    <meta:editing-duration>P1DT22H45M23S</meta:editing-duration>
    <meta:editing-cycles>222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